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114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nits/pack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69</text:p>
          </table:table-cell>
          <table:table-cell office:value-type="string" calcext:value-type="string">
            <text:p>C-channel </text:p>
          </table:table-cell>
          <table:table-cell office:value-type="string" calcext:value-type="string">
            <text:p>416mm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17.95" calcext:value-type="currency">
            <text:p>$17.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71.8" calcext:value-type="currency">
            <text:p>$71.80</text:p>
          </table:table-cell>
          <table:table-cell/>
          <table:table-cell table:formula="of:=416/25" office:value-type="float" office:value="16.64" calcext:value-type="float">
            <text:p>16.64</text:p>
          </table:table-cell>
          <table:table-cell office:value-type="float" office:value="416" calcext:value-type="float">
            <text:p>416</text:p>
          </table:table-cell>
          <table:table-cell table:formula="of:=[.L2]/25" office:value-type="float" office:value="16.64" calcext:value-type="float">
            <text:p>16.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Z39281</text:p>
          </table:table-cell>
          <table:table-cell office:value-type="string" calcext:value-type="string">
            <text:p>Inside Corner Bracket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office:value-type="currency" office:currency="USD" office:value="4.95" calcext:value-type="currency">
            <text:p>$4.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4]*[.H4]" office:value-type="currency" office:currency="USD" office:value="19.8" calcext:value-type="currency">
            <text:p>$19.80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[.L4]/25"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AZ39098</text:p>
          </table:table-cell>
          <table:table-cell office:value-type="string" calcext:value-type="string">
            <text:p>Small screw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9.95" calcext:value-type="currency">
            <text:p>$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97</text:p>
          </table:table-cell>
          <table:table-cell office:value-type="string" calcext:value-type="string">
            <text:p>Medium screw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9.95" calcext:value-type="currency">
            <text:p>$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94</text:p>
          </table:table-cell>
          <table:table-cell office:value-type="string" calcext:value-type="string">
            <text:p>Kep Nuts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F7]*[.H7]" office:value-type="currency" office:currency="USD" office:value="5.9" calcext:value-type="currency">
            <text:p>$5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111</text:p>
          </table:table-cell>
          <table:table-cell office:value-type="string" calcext:value-type="string">
            <text:p>Flat screws</text:p>
          </table:table-cell>
          <table:table-cell office:value-type="string" calcext:value-type="string">
            <text:p>3 8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8.95" calcext:value-type="currency">
            <text:p>$8.9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8.95" calcext:value-type="currency">
            <text:p>$8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197</text:p>
          </table:table-cell>
          <table:table-cell office:value-type="string" calcext:value-type="string">
            <text:p>180 servo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office:value-type="currency" office:currency="USD" office:value="24.95" calcext:value-type="currency">
            <text:p>$24.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9]*[.H9]" office:value-type="currency" office:currency="USD" office:value="99.8" calcext:value-type="currency">
            <text:p>$99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172</text:p>
          </table:table-cell>
          <table:table-cell office:value-type="string" calcext:value-type="string">
            <text:p>Axle Hub</text:p>
          </table:table-cell>
          <table:table-cell office:value-type="string" calcext:value-type="string">
            <text:p>Axle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6.95" calcext:value-type="currency">
            <text:p>$6.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10]*[.H10]" office:value-type="currency" office:currency="USD" office:value="27.8" calcext:value-type="currency">
            <text:p>$27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88</text:p>
          </table:table-cell>
          <table:table-cell office:value-type="string" calcext:value-type="string">
            <text:p>Axle <text:s/></text:p>
          </table:table-cell>
          <table:table-cell office:value-type="string" calcext:value-type="string">
            <text:p>100mm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15.95" calcext:value-type="currency">
            <text:p>$15.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15.95" calcext:value-type="currency">
            <text:p>$1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5871</text:p>
          </table:table-cell>
          <table:table-cell office:value-type="string" calcext:value-type="string">
            <text:p>Axle <text:s/></text:p>
          </table:table-cell>
          <table:table-cell office:value-type="string" calcext:value-type="string">
            <text:p>250mm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15.95" calcext:value-type="currency">
            <text:p>$15.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31.9" calcext:value-type="currency">
            <text:p>$31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79</text:p>
          </table:table-cell>
          <table:table-cell office:value-type="string" calcext:value-type="string">
            <text:p>Motor Shaft Hubs</text:p>
          </table:table-cell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5.95" calcext:value-type="currency">
            <text:p>$5.9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*[.H13]" office:value-type="currency" office:currency="USD" office:value="11.9" calcext:value-type="currency">
            <text:p>$11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173</text:p>
          </table:table-cell>
          <table:table-cell office:value-type="string" calcext:value-type="string">
            <text:p>Chain with Links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office:value-type="currency" office:currency="USD" office:value="13.95" calcext:value-type="currency">
            <text:p>$13.95</text:p>
          </table:table-cell>
          <table:table-cell office:value-type="string" calcext:value-type="string">
            <text:p>5 feet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13.95" calcext:value-type="currency">
            <text:p>$13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57</text:p>
          </table:table-cell>
          <table:table-cell office:value-type="string" calcext:value-type="string">
            <text:p>12volt nimh battery pack</text:p>
          </table:table-cell>
          <table:table-cell office:value-type="string" calcext:value-type="string">
            <text:p>12 volt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49.95" calcext:value-type="currency">
            <text:p>$49.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5]*[.H15]" office:value-type="currency" office:currency="USD" office:value="99.9" calcext:value-type="currency">
            <text:p>$99.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104</text:p>
          </table:table-cell>
          <table:table-cell office:value-type="string" calcext:value-type="string">
            <text:p>Hex Keys</text:p>
          </table:table-cell>
          <table:table-cell office:value-type="string" calcext:value-type="string">
            <text:p>Each size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string" calcext:value-type="string">
            <text:p>4 each size</text:p>
          </table:table-cell>
          <table:table-cell office:value-type="float" office:value="15" calcext:value-type="float">
            <text:p>15</text:p>
          </table:table-cell>
          <table:table-cell table:formula="of:=[.F16]*[.H16]" office:value-type="currency" office:currency="USD" office:value="14.25" calcext:value-type="currency">
            <text:p>$1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217</text:p>
          </table:table-cell>
          <table:table-cell office:value-type="string" calcext:value-type="string">
            <text:p>Chain Breaker Tool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office:value-type="currency" office:currency="USD" office:value="16.95" calcext:value-type="currency">
            <text:p>$16.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]*[.H17]" office:value-type="currency" office:currency="USD" office:value="16.95" calcext:value-type="currency">
            <text:p>$16.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tor controller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table:number-columns-repeated="3"/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o controller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table:number-columns-repeated="3"/>
          <table:table-cell table:formula="of:=[.F19]*[.H19]" office:value-type="currency" office:currency="USD" office:value="0" calcext:value-type="currency">
            <text:p>$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55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4”</text:p>
          </table:table-cell>
          <table:table-cell/>
          <table:table-cell office:value-type="string" calcext:value-type="string">
            <text:p>Pitsco(tetrix)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20]*[.H20]" office:value-type="currency" office:currency="USD" office:value="79.8" calcext:value-type="currency">
            <text:p>$79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9089</text:p>
          </table:table-cell>
          <table:table-cell office:value-type="string" calcext:value-type="string">
            <text:p>Motor Mount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office:value-type="currency" office:currency="USD" office:value="15.95" calcext:value-type="currency">
            <text:p>$15.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1]*[.H21]" office:value-type="currency" office:currency="USD" office:value="95.7" calcext:value-type="currency">
            <text:p>$95.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31903</text:p>
          </table:table-cell>
          <table:table-cell office:value-type="string" calcext:value-type="string">
            <text:p>Motor power cable</text:p>
          </table:table-cell>
          <table:table-cell table:number-columns-repeated="2"/>
          <table:table-cell office:value-type="string" calcext:value-type="string">
            <text:p>Pitsco(tetrix)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2]*[.H22]" office:value-type="currency" office:currency="USD" office:value="9.75" calcext:value-type="currency">
            <text:p>$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00k43</text:p>
          </table:table-cell>
          <table:table-cell office:value-type="string" calcext:value-type="string">
            <text:p>Kevlar Thread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McMaster carr</text:p>
          </table:table-cell>
          <table:table-cell office:value-type="currency" office:currency="USD" office:value="27.17" calcext:value-type="currency">
            <text:p>$27.17</text:p>
          </table:table-cell>
          <table:table-cell office:value-type="string" calcext:value-type="string">
            <text:p>66 yards</text:p>
          </table:table-cell>
          <table:table-cell office:value-type="float" office:value="1" calcext:value-type="float">
            <text:p>1</text:p>
          </table:table-cell>
          <table:table-cell table:formula="of:=[.F23]*[.H23]" office:value-type="currency" office:currency="USD" office:value="27.17" calcext:value-type="currency">
            <text:p>$27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635k63 </text:p>
          </table:table-cell>
          <table:table-cell office:value-type="string" calcext:value-type="string">
            <text:p>polyester thread 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McMaster carr</text:p>
          </table:table-cell>
          <table:table-cell office:value-type="currency" office:currency="USD" office:value="12.77" calcext:value-type="currency">
            <text:p>$12.77</text:p>
          </table:table-cell>
          <table:table-cell office:value-type="string" calcext:value-type="string">
            <text:p>120 yards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currency" office:currency="USD" office:value="12.77" calcext:value-type="currency">
            <text:p>$1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4T33</text:p>
          </table:table-cell>
          <table:table-cell office:value-type="string" calcext:value-type="string">
            <text:p>tread pulleys</text:p>
          </table:table-cell>
          <table:table-cell office:value-type="string" calcext:value-type="string">
            <text:p>3 64</text:p>
          </table:table-cell>
          <table:table-cell/>
          <table:table-cell office:value-type="string" calcext:value-type="string">
            <text:p>MCMaster carr</text:p>
          </table:table-cell>
          <table:table-cell office:value-type="currency" office:currency="USD" office:value="1.52" calcext:value-type="currency">
            <text:p>$1.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currency" office:currency="USD" office:value="6.08" calcext:value-type="currency">
            <text:p>$6.08</text:p>
          </table:table-cell>
          <table:table-cell table:number-columns-repeated="4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I2:.I22])" office:value-type="currency" office:currency="USD" office:value="644" calcext:value-type="currency">
            <text:p>$644.00</text:p>
          </table:table-cell>
          <table:table-cell table:number-columns-repeated="4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8:44:15.978000000</meta:creation-date>
    <dc:date>2015-08-27T20:40:39.063000000</dc:date>
    <meta:editing-duration>PT24M24S</meta:editing-duration>
    <meta:editing-cycles>4</meta:editing-cycles>
    <meta:generator>LibreOffice/4.4.5.2$Windows_x86 LibreOffice_project/a22f674fd25a3b6f45bdebf25400ed2adff0ff99</meta:generator>
    <meta:document-statistic meta:table-count="1" meta:cell-count="183" meta:object-count="0"/>
  </office:meta>
</office:document-meta>
</file>